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5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8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Pizza Hut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 table:style-name="ce25" office:value-type="string">
            <text:p>[http://www.openstreetmap.org/node/672163112]</text:p>
          </table:table-cell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 table:style-name="ce25" office:value-type="string">
            <text:p>[http://www.openstreetmap.org/node/469912430]</text:p>
          </table:table-cell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 table:style-name="ce25" office:value-type="string">
            <text:p>[http://www.openstreetmap.org/way/147428163]</text:p>
          </table:table-cell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 table:style-name="ce25" office:value-type="string">
            <text:p>[http://www.openstreetmap.org/node/292272986]</text:p>
          </table:table-cell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Seddah Restaurant</text:p>
          </table:table-cell>
          <table:table-cell table:style-name="ce25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[http://www.openstreetmap.org/node/3278289748]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 [http://www.openstreetmap.org/node/3278327093]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 [http://www.openstreetmap.org/node/3278307161]</text:p>
          </table:table-cell>
          <table:table-cell table:style-name="ce30" office:value-type="float" office:value="21.535366">
            <text:p>21.5353660</text:p>
          </table:table-cell>
          <table:table-cell table:style-name="ce30" office:value-type="float" office:value="39.165337">
            <text:p>39.16533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4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5"/>
          <table:table-cell table:style-name="ce35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 office:value-type="string">
            <text:p>[http://www.openstreetmap.org/node/3077730178]</text:p>
          </table:table-cell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 office:value-type="string">
            <text:p>[http://www.openstreetmap.org/node/3077730179]</text:p>
          </table:table-cell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 [http://www.openstreetmap.org/node/3054019918]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7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, [https://www.openstreetmap.org/way/41399788]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 [https://www.openstreetmap.org/way/41399794]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 Balad: Fruit and Veggie section</text:p>
          </table:table-cell>
          <table:table-cell table:style-name="ce25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ouq Ghorab</text:p>
          </table:table-cell>
          <table:table-cell table:style-name="ce25" office:value-type="string">
            <text:p>A place to buy lamps. Thanks to Aqeel A. Bafadel via Facebook.</text:p>
          </table:table-cell>
          <table:table-cell table:style-name="ce26" office:value-type="float" office:value="21.550807">
            <text:p>21.5508070</text:p>
          </table:table-cell>
          <table:table-cell table:style-name="ce26" office:value-type="float" office:value="39.176122">
            <text:p>39.176122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10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10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7"/>
        </table:table-row>
        <table:table-row table:style-name="ro2">
          <table:table-cell table:style-name="ce25" office:value-type="string">
            <text:p>Starbucks</text:p>
          </table:table-cell>
          <table:table-cell table:style-name="ce25" office:value-type="string">
            <text:p>[http://www.openstreetmap.org/node/1499855960]</text:p>
          </table:table-cell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2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 table:style-name="ce25" office:value-type="string">
            <text:p>[http://www.openstreetmap.org/node/1096475665]</text:p>
          </table:table-cell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3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1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 [http://www.openstreetmap.org/node/3278252905]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30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31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3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[http://www.openstreetmap.org/way/44536022]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3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Jeddah Veterinary Clinic</text:p>
          </table:table-cell>
          <table:table-cell table:style-name="ce25"/>
          <table:table-cell table:style-name="ce26" office:value-type="float" office:value="21.5788018">
            <text:p>21.5788018</text:p>
          </table:table-cell>
          <table:table-cell table:style-name="ce26" office:value-type="float" office:value="39.1741776">
            <text:p>39.1741776</text:p>
          </table:table-cell>
          <table:table-cell table:style-name="ce27" table:formula="oooc:=VLOOKUP([.F136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7" table:formula="oooc:=VLOOKUP([.F13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9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40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 [http://www.openstreetmap.org/node/1497744277]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4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42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43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5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7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8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9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50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51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52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5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4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5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30" office:value-type="float" office:value="39.185673">
            <text:p>39.185673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6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6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6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 table:style-name="ce25" office:value-type="string">
            <text:p>[http://www.openstreetmap.org/way/44213515]</text:p>
          </table:table-cell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5" office:value-type="string">
            <text:p>[http://www.openstreetmap.org/way/111645517]</text:p>
          </table:table-cell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 table:style-name="ce25" office:value-type="string">
            <text:p>[http://www.openstreetmap.org/way/111645503]</text:p>
          </table:table-cell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7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 table:style-name="ce25" office:value-type="string">
            <text:p>[http://www.openstreetmap.org/way/44536024]</text:p>
          </table:table-cell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7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 table:style-name="ce25" office:value-type="string">
            <text:p>[http://www.openstreetmap.org/way/53202643]</text:p>
          </table:table-cell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7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7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4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5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6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7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8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9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[http://crazymoor.wordpress.com/2007/11/25/an-underground-oasis-in-saudi-arabia/]</text:p>
          </table:table-cell>
          <table:table-cell table:style-name="ce29" office:value-type="float" office:value="26.55833888888889">
            <text:p>26.5583389</text:p>
          </table:table-cell>
          <table:table-cell table:style-name="ce29" office:value-type="float" office:value="47.17212222222222">
            <text:p>47.1721222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29" office:value-type="float" office:value="23.3108">
            <text:p>23.3108000</text:p>
          </table:table-cell>
          <table:table-cell table:style-name="ce29" office:value-type="float" office:value="39.84889166666667">
            <text:p>39.8488917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38" office:value-type="float" office:value="21.8297414">
            <text:p>21.8297414</text:p>
          </table:table-cell>
          <table:table-cell table:style-name="ce38" office:value-type="float" office:value="39.0221715">
            <text:p>39.0221715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38" office:value-type="float" office:value="21.640036">
            <text:p>21.6400360</text:p>
          </table:table-cell>
          <table:table-cell table:style-name="ce38" office:value-type="float" office:value="39.362811">
            <text:p>39.362811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8" office:value-type="float" office:value="22.0728">
            <text:p>22.0728000</text:p>
          </table:table-cell>
          <table:table-cell table:style-name="ce38" office:value-type="float" office:value="39.4942">
            <text:p>39.4942000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 [http://www.openstreetmap.org/node/973472648]</text:p>
          </table:table-cell>
          <table:table-cell table:style-name="ce29" office:value-type="float" office:value="26.68966111111111">
            <text:p>26.6896611</text:p>
          </table:table-cell>
          <table:table-cell table:style-name="ce29" office:value-type="float" office:value="37.97993888888889">
            <text:p>37.9799389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nd of World</text:p>
          </table:table-cell>
          <table:table-cell table:style-name="ce25" office:value-type="string">
            <text:p>A beautiful site, http://www.blueabaya.com/2012/08/guide-to-edge-of-world.html</text:p>
          </table:table-cell>
          <table:table-cell table:style-name="ce29" office:value-type="float" office:value="24.944833333333335">
            <text:p>24.9448333</text:p>
          </table:table-cell>
          <table:table-cell table:style-name="ce29" office:value-type="float" office:value="45.99225">
            <text:p>45.992250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9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9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9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9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94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 table:style-name="ce25" office:value-type="string">
            <text:p>[http://www.openstreetmap.org/way/97644047]</text:p>
          </table:table-cell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7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 table:style-name="ce25" office:value-type="string">
            <text:p>[http://www.openstreetmap.org/node/3077730181]</text:p>
          </table:table-cell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8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 table:style-name="ce25" office:value-type="string">
            <text:p>[http://www.openstreetmap.org/way/304768912]</text:p>
          </table:table-cell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99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200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201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202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203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204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205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6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7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8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25" office:value-type="string">
            <text:p>[http://en.wikipedia.org/wiki/Al_Bahah]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09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10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1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 office:value-type="string">
            <text:p>[http://www.openstreetmap.org/relation/1561613]</text:p>
          </table:table-cell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1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1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1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29" office:value-type="float" office:value="25.48488888888889">
            <text:p>25.4848889</text:p>
          </table:table-cell>
          <table:table-cell table:style-name="ce29" office:value-type="float" office:value="39.36279722222223">
            <text:p>39.3627972</text:p>
          </table:table-cell>
          <table:table-cell table:style-name="ce27" table:formula="oooc:=VLOOKUP([.F21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1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2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2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2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2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2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8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39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5" office:value-type="float" office:value="21.580914">
            <text:p>21.5809140</text:p>
          </table:table-cell>
          <table:table-cell table:style-name="ce35" office:value-type="float" office:value="39.176223">
            <text:p>39.1762230</text:p>
          </table:table-cell>
          <table:table-cell table:style-name="ce27" table:formula="oooc:=VLOOKUP([.F229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30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29" office:value-type="float" office:value="19.93061388888889">
            <text:p>19.9306139</text:p>
          </table:table-cell>
          <table:table-cell table:style-name="ce29" office:value-type="float" office:value="41.44248888888889">
            <text:p>41.4424889</text:p>
          </table:table-cell>
          <table:table-cell table:style-name="ce27" table:formula="oooc:=VLOOKUP([.F231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32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5" office:value-type="string">
            <text:p>[http://www.openstreetmap.org/way/305372819]</text:p>
          </table:table-cell>
          <table:table-cell table:style-name="ce35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33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34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5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29" office:value-type="float" office:value="21.698866666666667">
            <text:p>21.6988667</text:p>
          </table:table-cell>
          <table:table-cell table:style-name="ce29" office:value-type="float" office:value="39.34705277777778">
            <text:p>39.3470528</text:p>
          </table:table-cell>
          <table:table-cell table:style-name="ce27" table:formula="oooc:=VLOOKUP([.F236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[http://www.volcano.si.edu/volcano.cfm?vn=231001]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3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[http://www.volcano.si.edu/volcano.cfm?vn=231050]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[http://www.volcano.si.edu/volcano.cfm?vn=231072]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[http://www.volcano.si.edu/volcano.cfm?vn=231060]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[http://www.volcano.si.edu/volcano.cfm?vn=231040]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[http://www.volcano.si.edu/volcano.cfm?vn=231010]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[http://www.volcano.si.edu/volcano.cfm?vn=231070]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4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[http://www.volcano.si.edu/volcano.cfm?vn=231020]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[http://www.volcano.si.edu/volcano.cfm?vn=231080]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. [http://www.openstreetmap.org/way/109866308]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4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49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50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51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 table:style-name="ce25" office:value-type="string">
            <text:p>[http://www.openstreetmap.org/way/41409162]</text:p>
          </table:table-cell>
          <table:table-cell table:style-name="ce29" office:value-type="float" office:value="21.491355555555558">
            <text:p>21.4913556</text:p>
          </table:table-cell>
          <table:table-cell table:style-name="ce29" office:value-type="float" office:value="39.190275">
            <text:p>39.1902750</text:p>
          </table:table-cell>
          <table:table-cell table:style-name="ce27" table:formula="oooc:=VLOOKUP([.F252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5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5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589142">
            <text:p>21.5891420</text:p>
          </table:table-cell>
          <table:table-cell table:style-name="ce26" office:value-type="float" office:value="39.18363">
            <text:p>39.1836300</text:p>
          </table:table-cell>
          <table:table-cell table:style-name="ce27" table:formula="oooc:=VLOOKUP([.F25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 [http://www.openstreetmap.org/node/3279856333]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 [http://www.openstreetmap.org/node/3279856243]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 [http://www.openstreetmap.org/node/1096324711]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5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59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60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61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62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63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64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5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style-name="ce25" office:value-type="string">
            <text:p>Saibah Lagoons, nor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6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Saibah Lagoons, sou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67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Free parking nearby JED south terminal</text:p>
          </table:table-cell>
          <table:table-cell table:style-name="ce25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68];[Styles.A$1:.C$400];2)" office:value-type="string">
            <text:p>Parking</text:p>
          </table:table-cell>
          <table:table-cell table:style-name="ce25" office:value-type="float" office:value="736">
            <text:p>736</text:p>
          </table:table-cell>
        </table:table-row>
        <table:table-row table:style-name="ro2">
          <table:table-cell table:style-name="ce25" office:value-type="string">
            <text:p>Fakieh Aquarium</text:p>
          </table:table-cell>
          <table:table-cell table:style-name="ce25" office:value-type="string">
            <text:p>[http://www.openstreetmap.org/node/2891554426]</text:p>
          </table:table-cell>
          <table:table-cell table:style-name="ce26" office:value-type="float" office:value="21.572158">
            <text:p>21.5721580</text:p>
          </table:table-cell>
          <table:table-cell table:style-name="ce26" office:value-type="float" office:value="39.109379">
            <text:p>39.1093790</text:p>
          </table:table-cell>
          <table:table-cell table:style-name="ce27" table:formula="oooc:=VLOOKUP([.F269];[Styles.A$1:.C$400];2)" office:value-type="string">
            <text:p>Aquarium</text:p>
          </table:table-cell>
          <table:table-cell table:style-name="ce25" office:value-type="float" office:value="737">
            <text:p>737</text:p>
          </table:table-cell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  <table:table-cell table:style-name="ce25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  <table:table-cell table:style-name="ce25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  <table:table-cell table:style-name="ce25" office:value-type="float" office:value="2">
            <text:p>2</text:p>
          </table:table-cell>
          <table:table-cell table:formula="oooc:=VLOOKUP([.D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  <table:table-cell table:style-name="ce25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  <table:table-cell table:style-name="ce25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  <table:table-cell table:style-name="ce25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  <table:table-cell table:style-name="ce25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  <table:table-cell table:style-name="ce25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  <table:table-cell table:style-name="ce25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  <table:table-cell table:style-name="ce25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  <table:table-cell table:style-name="ce25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  <table:table-cell table:style-name="ce25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  <table:table-cell table:style-name="ce25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  <table:table-cell table:style-name="ce25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  <table:table-cell table:style-name="ce25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  <table:table-cell table:style-name="ce25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  <table:table-cell table:style-name="ce25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  <table:table-cell table:style-name="ce25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  <table:table-cell table:style-name="ce25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  <table:table-cell table:style-name="ce25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  <table:table-cell table:style-name="ce25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  <table:table-cell table:style-name="ce25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  <table:table-cell table:style-name="ce25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  <table:table-cell table:style-name="ce25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  <table:table-cell table:style-name="ce25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  <table:table-cell table:style-name="ce25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  <table:table-cell table:style-name="ce25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  <table:table-cell table:style-name="ce25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  <table:table-cell table:style-name="ce25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  <table:table-cell table:style-name="ce25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  <table:table-cell table:style-name="ce25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  <table:table-cell table:style-name="ce25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  <table:table-cell table:style-name="ce25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  <table:table-cell table:style-name="ce25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  <table:table-cell table:style-name="ce25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  <table:table-cell table:style-name="ce25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  <table:table-cell table:style-name="ce25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  <table:table-cell table:style-name="ce25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  <table:table-cell table:style-name="ce25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  <table:table-cell table:style-name="ce25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  <table:table-cell table:style-name="ce25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  <table:table-cell table:style-name="ce25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  <table:table-cell table:style-name="ce25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  <table:table-cell table:style-name="ce25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  <table:table-cell table:style-name="ce25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  <table:table-cell table:style-name="ce25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  <table:table-cell table:style-name="ce25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  <table:table-cell table:style-name="ce25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  <table:table-cell table:style-name="ce25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  <table:table-cell table:style-name="ce25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  <table:table-cell table:style-name="ce25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  <table:table-cell table:style-name="ce25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  <table:table-cell table:style-name="ce25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  <table:table-cell table:style-name="ce25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  <table:table-cell table:style-name="ce25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  <table:table-cell table:style-name="ce25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  <table:table-cell table:style-name="ce25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  <table:table-cell table:style-name="ce25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  <table:table-cell table:style-name="ce25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  <table:table-cell table:style-name="ce25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  <table:table-cell table:style-name="ce25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  <table:table-cell table:style-name="ce25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  <table:table-cell table:style-name="ce25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  <table:table-cell table:style-name="ce25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  <table:table-cell table:style-name="ce25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  <table:table-cell table:style-name="ce25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  <table:table-cell table:style-name="ce25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  <table:table-cell table:style-name="ce25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Kite surfing</text:p>
          </table:table-cell>
          <table:table-cell table:style-name="ce25" office:value-type="string">
            <text:p>kitesurfing</text:p>
          </table:table-cell>
          <table:table-cell table:style-name="ce25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Parking</text:p>
          </table:table-cell>
          <table:table-cell table:style-name="ce25" office:value-type="string">
            <text:p>parking</text:p>
          </table:table-cell>
          <table:table-cell table:style-name="ce25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Aquarium</text:p>
          </table:table-cell>
          <table:table-cell table:style-name="ce25" office:value-type="string">
            <text:p>aquarium</text:p>
          </table:table-cell>
          <table:table-cell table:style-name="ce25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5" office:value-type="float" office:value="1">
            <text:p>1</text:p>
          </table:table-cell>
          <table:table-cell table:style-name="ce25" office:value-type="string">
            <text:p>Restaurants, hotels, cafes, tourism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2">
            <text:p>2</text:p>
          </table:table-cell>
          <table:table-cell table:style-name="ce25" office:value-type="string">
            <text:p>Shopping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3">
            <text:p>3</text:p>
          </table:table-cell>
          <table:table-cell table:style-name="ce25" office:value-type="string">
            <text:p>Traffic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4">
            <text:p>4</text:p>
          </table:table-cell>
          <table:table-cell table:style-name="ce25" office:value-type="string">
            <text:p>Service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5">
            <text:p>5</text:p>
          </table:table-cell>
          <table:table-cell table:style-name="ce25" office:value-type="string">
            <text:p>Sights, attraction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6">
            <text:p>6</text:p>
          </table:table-cell>
          <table:table-cell table:style-name="ce25" office:value-type="string">
            <text:p>Misc</text:p>
          </table:table-cell>
          <table:table-cell table:number-columns-repeated="2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29" table:formula="oooc:=[.A5]+[.B5]/60+[.C5]/3600" office:value-type="string">
            <text:p>26.6834500</text:p>
          </table:table-cell>
          <table:table-cell table:style-name="ce29" table:formula="oooc:=[.A9]+[.B9]/60+[.C9]/3600" office:value-type="string">
            <text:p>37.9079833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6">
            <text:p>26</text:p>
          </table:table-cell>
          <table:table-cell table:style-name="ce25" office:value-type="float" office:value="41.007">
            <text:p>41.007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7">
            <text:p>37</text:p>
          </table:table-cell>
          <table:table-cell table:style-name="ce25" office:value-type="float" office:value="54.479">
            <text:p>54.479</text:p>
          </table:table-cell>
          <table:table-cell table:style-name="ce25" office:value-type="float" office:value="0">
            <text:p>0</text:p>
          </table:table-cell>
        </table:table-row>
        <table:table-row table:number-rows-repeated="1" table:style-name="ro5"/>
        <table:table-row table:style-name="ro2">
          <table:table-cell table:style-name="ce31"/>
        </table:table-row>
        <table:table-row table:style-name="ro2">
          <table:table-cell table:style-name="ce32"/>
        </table:table-row>
        <table:table-row table:number-rows-repeated="2" table:style-name="ro5"/>
        <table:table-row table:style-name="ro2">
          <table:table-cell table:number-columns-repeated="2"/>
          <table:table-cell table:style-name="ce33" office:value-type="string">
            <text:p>26’‘41.007 N, 37”54.479 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